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881" officeooo:paragraph-rsid="0001b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kfljsdfjlsdjsldfjsdlkfjsdlfjdslkfjsdlñfsdl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44:42.821795188</meta:creation-date>
    <dc:date>2019-03-26T12:45:11.110135243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6.0.7.3$Linux_X86_64 LibreOffice_project/00m0$Build-3</meta:generator>
  </office:meta>
</office:document-meta>
</file>